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Standard">
      <style:paragraph-properties fo:break-before="page"/>
      <style:text-properties style:font-name="Liberation Sans" fo:font-weight="bold" style:font-weight-asian="bold" style:font-weight-complex="bold"/>
    </style:style>
    <style:style style:name="P5" style:family="paragraph" style:parent-style-name="Standard">
      <style:text-properties style:font-name="Liberation Sans"/>
    </style:style>
    <style:style style:name="P6" style:family="paragraph" style:parent-style-name="Standard">
      <style:text-properties style:font-name="Liberation Sans" fo:font-weight="bold" style:font-weight-asian="bold" style:font-weight-complex="bold"/>
    </style:style>
    <style:style style:name="P7" style:family="paragraph" style:parent-style-name="Text_20_body">
      <style:paragraph-properties fo:margin-left="0.4925in" fo:margin-right="0in" fo:text-indent="0in" style:auto-text-indent="false"/>
    </style:style>
    <style:style style:name="P8" style:family="paragraph" style:parent-style-name="Text_20_body">
      <style:text-properties fo:font-style="normal" style:font-style-asian="normal" style:font-style-complex="normal"/>
    </style:style>
    <style:style style:name="P9" style:family="paragraph" style:parent-style-name="Subtitle">
      <style:paragraph-properties fo:text-align="center" style:justify-single-word="false"/>
    </style:style>
    <style:style style:name="P10" style:family="paragraph" style:parent-style-name="Contents_20_1">
      <style:paragraph-properties>
        <style:tab-stops>
          <style:tab-stop style:position="6.6925in" style:type="right" style:leader-style="dotted" style:leader-text="."/>
        </style:tab-stops>
      </style:paragraph-properties>
    </style:style>
    <style:style style:name="P11" style:family="paragraph" style:parent-style-name="Contents_20_2">
      <style:paragraph-properties>
        <style:tab-stops>
          <style:tab-stop style:position="6.4957in" style:type="right" style:leader-style="dotted" style:leader-text="."/>
        </style:tab-stops>
      </style:paragraph-properties>
    </style:style>
    <style:style style:name="P12" style:family="paragraph" style:parent-style-name="Contents_20_3">
      <style:paragraph-properties>
        <style:tab-stops>
          <style:tab-stop style:position="6.2992in"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paragraph-properties fo:margin-left="0in" fo:margin-right="0in" fo:text-indent="0in" style:auto-text-indent="false"/>
    </style:style>
    <style:style style:name="P20" style:family="paragraph" style:parent-style-name="Heading_20_2">
      <style:paragraph-properties fo:margin-top="0.1665in" fo:margin-bottom="0.0835in" fo:keep-with-next="always"/>
    </style:style>
    <style:style style:name="P21"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1" style:font-name-asian="Liberation Sans1" style:font-name-complex="Liberation Sans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9">Version 1.0.2</text:p>
      <text:p text:style-name="Subtitle">1<text:span text:style-name="T3">st</text:span> July 2009</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Introduction to Byteman<text:tab/>4</text:p>
          <text:p text:style-name="P11">Event Condition Action Rules<text:tab/>4</text:p>
          <text:p text:style-name="P11">Rule Bindings<text:tab/>5</text:p>
          <text:p text:style-name="P11">Built-in Conditions and Actions<text:tab/>5</text:p>
          <text:p text:style-name="P11">Extending or Replacing the Byteman Language Built-ins<text:tab/>6</text:p>
          <text:p text:style-name="P11">Agent Transformation<text:tab/>6</text:p>
          <text:p text:style-name="P11">ECA Rule Engine<text:tab/>7</text:p>
          <text:p text:style-name="P10">The Byteman Rule Language<text:tab/>9</text:p>
          <text:p text:style-name="P11">Rule Events<text:tab/>9</text:p>
          <text:p text:style-name="P11">Location Specifiers<text:tab/>10</text:p>
          <text:p text:style-name="P11">Rule Bindings<text:tab/>12</text:p>
          <text:p text:style-name="P11">Rule Expressions<text:tab/>13</text:p>
          <text:p text:style-name="P11">Rule Conditions<text:tab/>13</text:p>
          <text:p text:style-name="P11">Rule Actions<text:tab/>14</text:p>
          <text:p text:style-name="P11">Built-In Calls<text:tab/>15</text:p>
          <text:p text:style-name="P11">User-Defined Rule Helpers<text:tab/>16</text:p>
          <text:p text:style-name="P10">Byteman Rule Language Standard Built-Ins<text:tab/>18</text:p>
          <text:p text:style-name="P11">Thread Coordination Operations<text:tab/>18</text:p>
          <text:p text:style-name="P12">Waiters<text:tab/>18</text:p>
          <text:p text:style-name="P11">Rendezvous<text:tab/>19</text:p>
          <text:p text:style-name="P12">Aborting Execution<text:tab/>20</text:p>
          <text:p text:style-name="P11">Rule State Management Operations<text:tab/>20</text:p>
          <text:p text:style-name="P12">CountDowns<text:tab/>20</text:p>
          <text:p text:style-name="P11">Flags<text:tab/>21</text:p>
          <text:p text:style-name="P11">Counters<text:tab/>21</text:p>
          <text:p text:style-name="P11">Trace and Debug Operations<text:tab/>22</text:p>
          <text:p text:style-name="P12">Debugging<text:tab/>22</text:p>
          <text:p text:style-name="P12">Tracing<text:tab/>22</text:p>
          <text:p text:style-name="P10">Using Byteman<text:tab/>24</text:p>
          <text:p text:style-name="P11">Obtaining the sources<text:tab/>24</text:p>
          <text:p text:style-name="P11">Building Byteman<text:tab/>24</text:p>
          <text:p text:style-name="P11">Using Byteman<text:tab/>24</text:p>
          <text:p text:style-name="P11">Checking Rules Offline<text:tab/>25</text:p>
        </text:index-body>
      </text:table-of-content>
      <text:p text:style-name="Subtitle"/>
      <text:p text:style-name="P4">Legal Notices</text:p>
      <text:p text:style-name="P5">The information contained in this documentation is subject to change without notice.</text:p>
      <text:p text:style-name="P5">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6">Copyright</text:p>
      <text:p text:style-name="P5">JBoss, Home of Professional Open Source. Copyright 2008, Red Hat Middleware LLC, and individual contributors by the @authors tag. See the copyright.txt in the distribution for a full listing of individual contributors.</text:p>
      <text:p text:style-name="P5">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5">See the GNU General Public License for more details.</text:p>
      <text:p text:style-name="P5">You should have received a copy of the GNU Lesser General Public License along with this software; if not, write to the Free Software Foundation, Inc., 51 Franklin St, Fifth Floor, Boston, MA 02110-1301 USA, or see the FSF site: http://www.fsf.org. </text:p>
      <text:p text:style-name="P6">Restricted Rights Legend</text:p>
      <text:p text:style-name="P5">Use, duplication, or disclosure is subject to restrictions as set forth in contract subdivision (c)(1)(ii) of the Rights in Technical Data and Computer Software clause 52.227-FAR14.</text:p>
      <text:list xml:id="list1092546316"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1220644663" text:style-name="L1">
        <text:list-item>
          <text:p text:style-name="P13">orchestrating the timing of activities performed by independent application threads</text:p>
        </text:list-item>
        <text:list-item>
          <text:p text:style-name="P13">tracing application execution</text:p>
        </text:list-item>
        <text:list-item>
          <text:p text:style-name="P13">subverting normal method execution</text:p>
        </text:list-item>
      </text:list>
      <text:p text:style-name="Text_20_body">Byteman is actually more general than this description appears to suggest. The functionality in the Byteman script language which is specific to test automation and thread management is supplied via a simple POJO plug-in. It is trivial to modify the script language to support language operations which are specific to other application domains. Indeed this can be done on a piecemeal basis for individual components of Byteman scripts. The core engine which underlies Byteman is a general purpose code injection program based around Event Condition Action rules.</text:p>
      <text:list xml:id="list1640100334" text:continue-list="list1092546316" text:style-name="Outline">
        <text:list-item>
          <text:list>
            <text:list-header>
              <text:h text:style-name="Heading_20_2" text:outline-level="2" text:is-list-header="true">Event Condition Action Rules</text:h>
            </text:list-header>
          </text:list>
        </text:list-item>
      </text:list>
      <text:p text:style-name="Text_20_body">Byteman primarily operates by introducing side-effects at specified points during execution according to a byteman script. A script comprises a sequence of Event Condition Action (ECA) <text:s/>rules language which define how the application behaviour should be transformed at runtime. The three components of these rules, event, condition and action, are used, respectively, to define:</text:p>
      <text:list xml:id="list174213054" text:style-name="L2">
        <text:list-item>
          <text:p text:style-name="P14"><text:span text:style-name="T1">where</text:span> during application execution a side-effect should occur</text:p>
        </text:list-item>
        <text:list-item>
          <text:p text:style-name="P14"><text:span text:style-name="T1">whether</text:span> the side-effect should happen or not</text:p>
        </text:list-item>
        <text:list-item>
          <text:p text:style-name="P14"><text:span text:style-name="T1">what</text:span> the side effect should be</text:p>
        </text:list-item>
      </text:list>
      <text:p text:style-name="Text_20_body">For example, in the following example rule the event specifies a trigger point in method <text:span text:style-name="Code_20_Text">get()</text:span> of class <text:span text:style-name="Code_20_Text">BoundedBuffer</text:span>. The precise location of the trigger point is just before method <text:span text:style-name="Code_20_Text">get()</text:span> makes a call to method <text:span text:style-name="Code_20_Text">Object.wait()</text:span> <text:span text:style-name="T6">─</text:span> the example assumes that get() suspends its caller by calling this method if the buffer is empty.</text:p>
      <text:p text:style-name="Code">RULE throw on Nth empty get<text:line-break/>CLASS org.my.BoundedBuffer<text:line-break/>METHOD get()<text:line-break/>AT INVOKE Object.wait()<text:line-break/>BIND buffer = $0<text:line-break/>IF countDown(buffer)<text:line-break/>DO throw org.my.ClosedException(buffer)<text:line-break/>ENDRULE</text:p>
      <text:p text:style-name="Text_20_body">The event also establishes a binding for variable <text:span text:style-name="Code_20_Text">buffer</text:span> assigning it with the value $0 which refers to the recipient (<text:span text:style-name="Code_20_Text">this</text:span>) argument of the <text:span text:style-name="Code_20_Text">get()</text:span> call which triggered the rule. The condition invokes the standard Byteman built-in <text:span text:style-name="Code_20_Text">countdown(Object)</text:span> which decrements a CountDown associated with the buffer <text:span text:style-name="T6">─</text:span> the example assumes some other rule has called <text:span text:style-name="Code_20_Text">add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ext:soft-page-break/>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from the call to <text:span text:style-name="Code_20_Text">get()</text:span>.</text:p>
      <text:p text:style-name="Text_20_body">In order to use Byteman to test a Java application the JVM must be started with extra command line arguments. These arguments point the JVM at the Byteman scripting engine and identify a set of Byteman rule files specifying the side-effects to be introduced into the application under test. The engine applies the rules to any code which contains a location matching <text:s/>a rule trigger point. Rules may be supplied in a single script or as a set of scripts, the latter allowing reuse of rules across related tests.</text:p>
      <text:list xml:id="list653586020" text:continue-list="list1640100334" text:style-name="Outline">
        <text:list-item>
          <text:list>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It also means that actions can be specific to the particular case in hand.</text:p>
      <text:p text:style-name="Text_20_body">For example, a rule might be attached to a database insertion method whose first parameter was the primary key of the record being created. The rule action could refer to this parameter (it would use the parameter reference <text:span text:style-name="Code_20_Text">$1</text:span>) supplying it as the argument to an addCountDown call. Another rule attached to a database read method could employ a condition which passed this parameter to built-in countDown, decrementing any counter associated with this key. Its action might throw a read exception. With this example a separate countdown would be added for each newly inserted record. An exception would be thrown for each inserted record at the Nth read. However, an exception would not be thrown for reads on existing records since built-in countDown returns false if no countdown exists with the supplied key.</text:p>
      <text:list xml:id="list262847955"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text:soft-page-break/>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531420496"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However, it is possible to specify an alternative helper class for each individual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385459491"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734131692" text:style-name="L3">
        <text:list-item>
          <text:p text:style-name="P15">the <text:span text:style-name="T1">trigger method</text:span>, i.e. the method which contains the trigger point</text:p>
        </text:list-item>
        <text:list-item>
          <text:p text:style-name="P15">the rule which has been matched</text:p>
        </text:list-item>
        <text:list-item>
          <text:p text:style-name="P15">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ext:soft-page-break/>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rigger call, making them available as default bindings.</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416462952" text:continue-list="list1385459491" text:style-name="Outline">
        <text:list-item>
          <text:list>
            <text:list-header>
              <text:h text:style-name="P20"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text:soft-page-break/>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2">helper adapter</text:span><text:span text:style-name="T1"> </text:span><text:span text:style-name="T2">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81943732"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179016898" text:continue-numbering="true" text:style-name="Outline">
        <text:list-item>
          <text:list>
            <text:list-header>
              <text:h text:style-name="P20"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text:p>
      <text:list xml:id="list1230126023" text:continue-numbering="true" text:style-name="Outline">
        <text:list-item>
          <text:list>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text:soft-page-break/>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8">If a location specifier is provided it must immediately follow the <text:span text:style-name="Code_20_Text">METHOD</text:span> specifier. If no location specifier is provided it defaults to <text:span text:style-name="Code_20_Text">AT ENTRY</text:span>.</text:p>
      <text:p text:style-name="P8">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8">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8">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8">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8">An <text:span text:style-name="Code_20_Text">AFTER READ</text:span> specification is identical to an AT READ specification except that it locates the trigger point after the <text:span text:style-name="Code_20_Text">getField</text:span> bytecode.</text:p>
      <text:p text:style-name="P8"><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ext:soft-page-break/>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8"><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8">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8">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1726619872"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xml:id="list1739041922" text:continue-numbering="true" text:style-name="Outline">
        <text:list-item>
          <text:list>
            <text:list-header>
              <text:h text:style-name="Heading_20_2" text:outline-level="2" text:is-list-header="true"><text:soft-page-break/>Rule Expressions</text:h>
            </text:list-header>
          </text:list>
        </text:list-item>
      </text:list>
      <text:p text:style-name="Text_20_body">Expressions which occur on the right hand side of the <text:span text:style-name="Code_20_Text">=</text:span> operator in event bindings can be simple expressions i.e.</text:p>
      <text:list xml:id="list1501589838" text:style-name="L4">
        <text:list-item>
          <text:p text:style-name="P16">references to previously bound variables</text:p>
        </text:list-item>
        <text:list-item>
          <text:p text:style-name="P16">static data references</text:p>
        </text:list-item>
        <text:list-item>
          <text:p text:style-name="P16">primitive literals</text:p>
        </text:list-item>
        <text:list-item>
          <text:p text:style-name="P16">field accesses</text:p>
        </text:list-item>
        <text:list-item>
          <text:p text:style-name="P16">method invocations</text:p>
        </text:list-item>
        <text:list-item>
          <text:p text:style-name="P16">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791370572" text:style-name="L5">
        <text:list-item>
          <text:p text:style-name="P17">The assignment operator is not available for use in expressions. It can only be employed at the top level in binding specifications.</text:p>
        </text:list-item>
        <text:list-item>
          <text:p text:style-name="P17">Use of the new operator is not currently allowed in expressions.</text:p>
        </text:list-item>
        <text:list-item>
          <text:p text:style-name="P17">throw and return operations are only allowed as the last action in a sequence of rule actions (see below).</text:p>
        </text:list-item>
      </text:list>
      <text:list xml:id="list1435412321" text:style-name="L6">
        <text:list-item>
          <text:p text:style-name="P18">Expressions should obey the normal rules regarding associativity and precedence.</text:p>
        </text:list-item>
        <text:list-item>
          <text:p text:style-name="P18">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list xml:id="list652194133" text:continue-list="list1739041922"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126100513"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text:soft-page-break/>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371368273"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text:soft-page-break/>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642263030"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Injector</text:span> is used as the helper class. Its boolean instance method <text:span text:style-name="Code_20_Text">injec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Injector<text:line-break/>AT EXIT<text:line-break/>BIND NOTHING<text:line-break/>IF inject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BIND NOTHING<text:line-break/>IF NOT flagged($0)<text:line-break/>DO debug(“throwing wrong state”),<text:line-break/> <text:s text:c="2"/>flag($0)<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1266767826"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861668028"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891594478" text:continue-numbering="true" text:style-name="Outline">
        <text:list-item>
          <text:list>
            <text:list-item>
              <text:list>
                <text:list-header>
                  <text:h text:style-name="P21"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2">)</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pan text:style-name="Code_20_Text">identifier</text:span> or <text:span text:style-name="Code_20_Text">0</text:span> if no threads are currently waiting. If there is no rendezvous identified <text:soft-page-break/>by <text:span text:style-name="Code_20_Text">identifier</text:span> or it exists but has a different expected count then <text:span text:style-name="Code_20_Text">getRendezvous</text:span> will return <text:span text:style-name="Code_20_Text">-1</text:span>.</text:p>
      <text:list xml:id="list120714304"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375458297"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add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add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oft-page-break/><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128173661" text:continue-numbering="true" text:style-name="Outline">
        <text:list-item>
          <text:list>
            <text:list-item>
              <text:list>
                <text:list-header>
                  <text:h text:style-name="P21"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219804053" text:continue-numbering="true" text:style-name="Outline">
        <text:list-item>
          <text:list>
            <text:list-item>
              <text:list>
                <text:list-header>
                  <text:h text:style-name="P21" text:outline-level="3" text:is-list-header="true">Counters</text:h>
                </text:list-header>
              </text:list>
            </text:list-item>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text:soft-page-break/>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247268700"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7"><text:span text:style-name="Code_20_Text">org.jboss.byteman.debug</text:span></text:p>
      <text:list xml:id="list659974821"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text:soft-page-break/>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text:p>
      <text:list xml:id="list199044891"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text:p>
      <text:list xml:id="list1151651180" text:continue-numbering="true" text:style-name="Outline">
        <text:list-item>
          <text:list>
            <text:list-header>
              <text:h text:style-name="P20"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labs/labs/jbosstm/workspace/adinn/byteman/</text:a></text:p>
      <text:p text:style-name="P1">The source tree includes an ext directory containing the external javacup, JFlex and ObjectWeb asm jars needed by the agent and rule code.</text:p>
      <text:list xml:id="list1979610553" text:continue-numbering="true" text:style-name="Outline">
        <text:list-item>
          <text:list>
            <text:list-header>
              <text:h text:style-name="Heading_20_2" text:outline-level="2" text:is-list-header="true">Building Byteman from the sources</text:h>
            </text:list-header>
          </text:list>
        </text:list-item>
      </text:list>
      <text:p text:style-name="P1">Byteman builds to produce a single jar in build/lib/bytema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source directory contains a file build.xml with default target 'jar' which builds the byteman jar. Other useful targets include 'parser' which rebuilds the javacup/JFlex parser from the grammar rules in dd/grammar. The source tree also contains a bin directory which contains an offline script parser and type checker (see below for details)</text:p>
      <text:list xml:id="list918846449" text:continue-numbering="true" text:style-name="Outline">
        <text:list-item>
          <text:list>
            <text:list-header>
              <text:h text:style-name="Heading_20_2" text:outline-level="2" text:is-list-header="true">Using Byteman</text:h>
            </text:list-header>
          </text:list>
        </text:list-item>
      </text:list>
      <text:p text:style-name="P1">Using Byteman is refreshingly simple in that it only requires pointing the JVM at the agent code in the jar and at the script files containing the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bytema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oft-page-break/><text:span text:style-name="Code_20_Text">export JAVA_OPTS="-javaagent:${HOME}/jboss/workspace/adinn/<text:line-break/>orchestration/build/lib/bytema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If <text:s/>system property</text:p>
      <text:p text:style-name="P7"><text:span text:style-name="Code_20_Text">org.jboss.byteman.compileToBytecode</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he transformations performed by the agent can be observed by setting several environment variables which cause the transformed bytecode to be dumped to disk.</text:p>
      <text:p text:style-name="Text_20_body">If <text:s/>system property</text:p>
      <text:p text:style-name="P7"><text:span text:style-name="Code_20_Text">org.jboss.byteman.dump.generated.classes</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7"><text:span text:style-name="Code_20_Text">org.jboss.bytema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7"><text:span text:style-name="Code_20_Text">org.jboss.byteman.verbose</text:span></text:p>
      <text:p text:style-name="P1">is set then the rule execution engine will display a variety of trace messages as it <text:s/>parses, typechecks, compiles and executes rules.</text:p>
      <text:p text:style-name="P1">Note that the debug built-in is sensitive to this system property as well as to its own configuration switch</text:p>
      <text:p text:style-name="P7"><text:span text:style-name="Code_20_Text">org.jboss.byteman.debug</text:span></text:p>
      <text:p text:style-name="P1">If either of these properties is set then debug calls will print to <text:span text:style-name="Code_20_Text">System.out.</text:span></text:p>
      <text:list xml:id="list1451022965" text:continue-numbering="true" text:style-name="Outline">
        <text:list-item>
          <text:list>
            <text:list-header>
              <text:h text:style-name="Heading_20_2" text:outline-level="2" text:is-list-header="true"><text:span text:style-name="Code_20_Text"><text:span text:style-name="T4">Checking Rules Offline</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It needs to be supplied with a classpath locating any application classes mentioned in the rules. It expects to be run from a directory named </text:span></text:span><text:span text:style-name="Code_20_Text">bin</text:span><text:span text:style-name="Code_20_Text"><text:span text:style-name="T4"> and to find the byteman jar in </text:span></text:span><text:span text:style-name="Code_20_Text">../lib</text:span><text:span text:style-name="Code_20_Text"><text:span text:style-name="T4">.</text:span></text:span></text:p>
      <text:p text:style-name="P1"><text:soft-page-break/><text:span text:style-name="Code_20_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Andrew Dinn</meta:initial-creator>
    <meta:creation-date>2008-09-25T16:33:44</meta:creation-date>
    <dc:creator>Andrew Dinn</dc:creator>
    <dc:date>2009-07-01T17:14:30</dc:date>
    <meta:printed-by>Andrew Dinn</meta:printed-by>
    <meta:print-date>2008-09-26T17:21:42</meta:print-date>
    <meta:editing-cycles>73</meta:editing-cycles>
    <meta:editing-duration>PT31H32M57S</meta:editing-duration>
    <meta:document-statistic meta:table-count="0" meta:image-count="0" meta:object-count="0" meta:page-count="26" meta:paragraph-count="290" meta:word-count="9250" meta:character-count="58400"/>
    <meta:user-defined meta:name="Info 1"/>
    <meta:user-defined meta:name="Info 2"/>
    <meta:user-defined meta:name="Info 3"/>
    <meta:user-defined meta:name="Info 4"/>
  </office:meta>
</office:document-meta>
</file>